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5%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officeooo:rsid="00159aa4" officeooo:paragraph-rsid="00159aa4"/>
    </style:style>
    <style:style style:name="P4" style:family="paragraph" style:parent-style-name="Standard">
      <style:text-properties fo:color="#c9211e" loext:opacity="100%" officeooo:rsid="0015afbe" officeooo:paragraph-rsid="0015afbe"/>
    </style:style>
    <style:style style:name="P5" style:family="paragraph" style:parent-style-name="Standard">
      <style:text-properties fo:color="#000000" loext:opacity="100%" officeooo:rsid="00159aa4" officeooo:paragraph-rsid="00159aa4"/>
    </style:style>
    <style:style style:name="P6" style:family="paragraph" style:parent-style-name="Standard" style:list-style-name="L3">
      <style:text-properties fo:color="#000000" loext:opacity="100%" officeooo:rsid="00159aa4" officeooo:paragraph-rsid="00159aa4"/>
    </style:style>
    <style:style style:name="P7" style:family="paragraph" style:parent-style-name="Standard">
      <style:text-properties fo:color="#000000" loext:opacity="100%" officeooo:rsid="0015afbe" officeooo:paragraph-rsid="0015afbe"/>
    </style:style>
    <style:style style:name="P8" style:family="paragraph" style:parent-style-name="Standard" style:list-style-name="L1">
      <style:text-properties fo:color="#000000" loext:opacity="100%" officeooo:rsid="0015afbe" officeooo:paragraph-rsid="0015afbe"/>
    </style:style>
    <style:style style:name="P9" style:family="paragraph" style:parent-style-name="Standard" style:list-style-name="L2">
      <style:text-properties fo:color="#000000" loext:opacity="100%" officeooo:rsid="0015afbe" officeooo:paragraph-rsid="0015afbe"/>
    </style:style>
    <style:style style:name="P10" style:family="paragraph" style:parent-style-name="Standard">
      <style:text-properties fo:color="#000000" loext:opacity="100%" officeooo:rsid="00167e47" officeooo:paragraph-rsid="00167e47"/>
    </style:style>
    <style:style style:name="P11" style:family="paragraph" style:parent-style-name="Standard">
      <style:text-properties fo:color="#000000" loext:opacity="100%" style:font-name="Arial" fo:font-size="14pt" fo:font-weight="bold" officeooo:rsid="0018fb3f" officeooo:paragraph-rsid="0018fb3f" style:font-size-asian="14pt" style:font-weight-asian="bold" style:font-name-complex="Arial1" style:font-size-complex="14pt" style:font-weight-complex="bold"/>
    </style:style>
    <style:style style:name="P12" style:family="paragraph" style:parent-style-name="Standard">
      <style:text-properties fo:color="#000000" loext:opacity="100%" style:font-name="Arial" fo:font-size="14pt" fo:font-weight="bold" officeooo:rsid="001ae4ea" officeooo:paragraph-rsid="001ae4ea" style:font-size-asian="14pt" style:font-weight-asian="bold" style:font-name-complex="Arial1" style:font-size-complex="14pt" style:font-weight-complex="bold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Arial" fo:font-size="14pt" fo:font-weight="bold" officeooo:rsid="00159aa4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Arial" fo:font-size="14pt" fo:font-weight="bold" officeooo:rsid="0015afbe" style:font-size-asian="14pt" style:font-weight-asian="bold" style:font-name-complex="Arial1" style:font-size-complex="14pt" style:font-weight-complex="bold"/>
    </style:style>
    <style:style style:name="T5" style:family="text">
      <style:text-properties style:font-name="Arial" fo:font-size="14pt" fo:font-weight="bold" officeooo:rsid="00167e47" style:font-size-asian="14pt" style:font-weight-asian="bold" style:font-name-complex="Arial1" style:font-size-complex="14pt" style:font-weight-complex="bold"/>
    </style:style>
    <style:style style:name="T6" style:family="text">
      <style:text-properties style:font-name="Arial" fo:font-size="14pt" fo:font-weight="bold" officeooo:rsid="0016fda8" style:font-size-asian="14pt" style:font-weight-asian="bold" style:font-name-complex="Arial1" style:font-size-complex="14pt" style:font-weight-complex="bold"/>
    </style:style>
    <style:style style:name="T7" style:family="text">
      <style:text-properties style:font-name="Arial" fo:font-size="14pt" fo:font-weight="bold" officeooo:rsid="00188dd6" style:font-size-asian="14pt" style:font-weight-asian="bold" style:font-name-complex="Arial1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inícius do Amaral Brunheroto</text:span></text:p>
      <text:p text:style-name="P1"><text:span text:style-name="T1">Microprocessadores II</text:span></text:p>
      <text:p text:style-name="P1"><text:span text:style-name="T1">Profº <text:tab/>Alexandro Baldassin</text:span></text:p>
      <text:p text:style-name="Standard"><text:span text:style-name="T1">Unesp RC</text:span></text:p>
      <text:p text:style-name="Standard"><text:span text:style-name="T1"/></text:p>
      <text:p text:style-name="Standard"><text:span text:style-name="T1"/></text:p>
      <text:p text:style-name="Standard"><text:span text:style-name="T1"><text:s/><text:tab/><text:tab/><text:tab/><text:tab/><text:tab/></text:span><text:span text:style-name="T3">Laboratório 4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pan text:style-name="T3">P1. Por que para acessar os dispositivos de E/S e necessário usar as instruções ldwio/stwio ao invés de ldw/stw?</text:span></text:p>
      <text:p text:style-name="P5"><text:span text:style-name="T2">Ao usar ldw/stw para acessos ao dispositivos de E/S, os dados ficam armazenados na memória cache(rápida, que fica entre o processador e <text:s/>a região da memória principal e dos dispositivos) e não propriamente dos dispositivos de E/S, o que não é interessante nessa utilização, já que podem haver efeitos colaterais como perda de informação entre outros.</text:span></text:p>
      <text:p text:style-name="P5"><text:span text:style-name="T2">Então, as instruções ldwio/stwio “pulam” a memória cache e conseguem salvar os dados nos dispositivos, o que é mais conveniente para esse tipo de utlização, que envolve transferência entre processador e dispositivos.</text:span></text:p>
      <text:p text:style-name="P5"><text:span text:style-name="T2"/></text:p>
      <text:list xml:id="list180778894" text:style-name="L1">
        <text:list-item>
          <text:p text:style-name="P8"><text:span text:style-name="T2">PARTE I</text:span></text:p>
        </text:list-item>
      </text:list>
      <text:p text:style-name="P5"><text:span text:style-name="T2"/></text:p>
      <text:p text:style-name="P3"><text:span text:style-name="T2">P2. Quantos registradores da interface PIO est</text:span><text:span text:style-name="T4">ã</text:span><text:span text:style-name="T2">o presentes nos dispositivos Switch e LEDs? Por que?</text:span></text:p>
      <text:p text:style-name="P7"><text:span text:style-name="T2">Está presente apenas um registrador da interface PIO que é o data register ou registrador de dados, pois ele é suficiente para cumprir o papel dos dois dispositivos e possibilitar o funcionamento deles.</text:span></text:p>
      <text:p text:style-name="P7"><text:span text:style-name="T2"/></text:p>
      <text:list xml:id="list3320956552" text:style-name="L2">
        <text:list-item>
          <text:p text:style-name="P9"><text:span text:style-name="T2">PARTE II</text:span></text:p>
        </text:list-item>
      </text:list>
      <text:p text:style-name="P7"><text:span text:style-name="T2"/></text:p>
      <text:p text:style-name="P4"><text:span text:style-name="T2">P3. Qual o problema em se utilizar o registrador de dados ao inv</text:span><text:span text:style-name="T5">é</text:span><text:span text:style-name="T2">s do registrador de captura de bordas nessa atividade?</text:span></text:p>
      <text:p text:style-name="P10"><text:span text:style-name="T2">Caso utilizasse o registrador de bordas, poderia acontecer erros durante transições de um valor a outro pelo usuário, no qual o botão pode estar apertado mas o usuário ainda não digitou um novo número, ou seja, não está preparado para uma nova transição e assim o número antigo acaba sendo somado diversas vezes.</text:span></text:p>
      <text:p text:style-name="P10"><text:span text:style-name="T2">Outro problema recorrente de usar registradores de dados é que ele não registra eventos de soltura do botão, então pode ser que o usuário tenha apertado o botão antes d</text:span><text:span text:style-name="T6">a verificação no programa</text:span><text:span text:style-name="T2"> e depois soltado e assim não seria contado o novo valor.</text:span></text:p>
      <text:p text:style-name="P3"><text:span text:style-name="T2"/></text:p>
      <text:p text:style-name="P5"><text:soft-page-break/><text:span text:style-name="T2"/></text:p>
      <text:list xml:id="list1188273647" text:style-name="L3">
        <text:list-item>
          <text:p text:style-name="P6"><text:span text:style-name="T2">P</text:span><text:span text:style-name="T6">ARTE</text:span><text:span text:style-name="T2"> III</text:span></text:p>
        </text:list-item>
      </text:list>
      <text:p text:style-name="P3"><text:span text:style-name="T2">P4. Suponha que esse exerc</text:span><text:span text:style-name="T7">í</text:span><text:span text:style-name="T2">cio pedisse para mostrar os numeros nos displays de 7 segment</text:span><text:span text:style-name="T7">o</text:span><text:span text:style-name="T2">s em <text:s/>decimal ao inv</text:span><text:span text:style-name="T7">é</text:span><text:span text:style-name="T2">s de hexadecimal. Qual a complexidade extra de implementa</text:span><text:span text:style-name="T7">çã</text:span><text:span text:style-name="T2">o?</text:span></text:p>
      <text:p text:style-name="P11">Os números passados para a memória teriam que ser decimal e não mais hexadecimal.</text:p>
      <text:p text:style-name="P12">Além disso , o número de combinações possíveis seria men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9T21:36:53.146000000</dc:date>
    <meta:editing-duration>PT1M36S</meta:editing-duration>
    <meta:editing-cycles>1</meta:editing-cycles>
    <meta:document-statistic meta:table-count="0" meta:image-count="0" meta:object-count="0" meta:page-count="2" meta:paragraph-count="19" meta:word-count="346" meta:character-count="2101" meta:non-whitespace-character-count="1768"/>
    <meta:generator>LibreOffice/7.1.3.2$Windows_X86_64 LibreOffice_project/47f78053abe362b9384784d31a6e56f8511eb1c1</meta:generator>
  </office:meta>
</office:document-meta>
</file>